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Uwaah, what awful timing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 office:value-type="string">
            <text:p>Wh-What do I do... if I keep waiting, I'll
be late...</text:p>
          </table:table-cell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 office:value-type="string">
            <text:p>Although it'd be pretty bad if I went along
while I'm this desperate, so...</text:p>
          </table:table-cell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 office:value-type="string">
            <text:p>Oh well, I'll just have to use *that* along
the way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 office:value-type="string">
            <text:p>For now, I think I'll make my way to the lake
and think of somewhere to use it...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〜In Cleaning〜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